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/>
    <style:font-face style:name="Nimbus Roman No9 L" svg:font-family="'Nimbus Roman No9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Plain_20_Text">
      <style:paragraph-properties fo:padding="0.0291in" fo:border-left="none" fo:border-right="none" fo:border-top="none" fo:border-bottom="0.0138in solid #000000" style:join-border="false"/>
      <style:text-properties style:font-name="Nimbus Roman No9 L" fo:font-size="12pt" style:font-size-asian="12pt" style:font-size-complex="12pt"/>
    </style:style>
    <style:style style:name="P2" style:family="paragraph" style:parent-style-name="Plain_20_Text">
      <style:paragraph-properties fo:text-align="center" style:justify-single-word="false"/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lain_20_Text">
      <style:text-properties style:font-name="Nimbus Roman No9 L" fo:font-size="12pt" style:font-size-asian="12pt" style:font-size-complex="12pt"/>
    </style:style>
    <style:style style:name="P4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5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style="italic"/>
    </style:style>
    <style:style style:name="T4" style:family="text">
      <style:text-properties style:font-style-asian="italic"/>
    </style:style>
    <style:style style:name="T5" style:family="text">
      <style:text-properties style:font-style-complex="italic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yce Dowell – Indiana University</text:p>
      <text:p text:style-name="P2"><text:span text:style-name="T2">June 1</text:span>, 2009</text:p>
      <text:p text:style-name="P2">Updated: <text:date style:data-style-name="N76" text:date-value="2009-06-01T11:13:59.99">June 1, 2009</text:date></text:p>
      <text:p text:style-name="P3"/>
      <text:p text:style-name="P1">1. Obtaining the Software</text:p>
      <text:p text:style-name="P3">1.1 <text:s/>In order to use the deconvolution routine on a data cube, the cube will need to be viewed in GRIDVIEW2. <text:s/>GRIDVIEW2 is an expanded version of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/>
    <style:font-face style:name="Nimbus Roman No9 L" svg:font-family="'Nimbus Roman No9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Installing the Clean Tools Package</text:p>
      </style:header>
      <style:footer>
        <text:p text:style-name="MP2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1T10:57:36</meta:creation-date>
    <meta:generator>OpenOffice.org/3.0$Linux OpenOffice.org_project/300m15$Build-9379</meta:generator>
    <dc:date>2009-06-01T11:14:00</dc:date>
    <meta:editing-duration>PT00H16M24S</meta:editing-duration>
    <meta:editing-cycles>5</meta:editing-cycles>
    <meta:document-statistic meta:table-count="0" meta:image-count="0" meta:object-count="0" meta:page-count="1" meta:paragraph-count="7" meta:word-count="52" meta:character-count="282"/>
  </office:meta>
</office:document-meta>
</file>